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74bdaf" officeooo:paragraph-rsid="002fb6e1" style:font-name-asian="Symbol" style:font-size-asian="12pt" style:font-name-complex="Symbol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54042" style:font-size-asian="12pt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354042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1e402d" officeooo:paragraph-rsid="00354042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e1ee1" officeooo:paragraph-rsid="00354042" style:font-name-asian="Noto Sans CJK SC Regular" style:font-size-asian="12pt" style:font-name-complex="FreeSans" style:font-size-complex="12pt"/>
    </style:style>
    <style:style style:name="P6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354042" style:font-name-asian="Noto Sans CJK SC Regular" style:font-size-asian="12pt" style:font-name-complex="FreeSans" style:font-size-complex="12pt"/>
    </style:style>
    <style:style style:name="P7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1e402d" officeooo:paragraph-rsid="00354042" style:font-name-asian="Noto Sans CJK SC Regular" style:font-size-asian="12pt" style:font-name-complex="FreeSans" style:font-size-complex="12pt"/>
    </style:style>
    <style:style style:name="P8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line-through-style="none" style:text-line-through-type="none" style:text-position="0% 100%" style:font-name="Times New Roman" fo:font-size="12pt" fo:language="uk" fo:country="UA" fo:font-style="normal" fo:font-weight="normal" officeooo:rsid="00a4ebe0" officeooo:paragraph-rsid="00354042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54042"/>
    </style:style>
    <style:style style:name="P10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1ae8b9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1ae8b9"/>
    </style:style>
    <style:style style:name="P1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30ed96"/>
    </style:style>
    <style:style style:name="P1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315c94"/>
    </style:style>
    <style:style style:name="P1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1d1870"/>
    </style:style>
    <style:style style:name="P1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33d776"/>
    </style:style>
    <style:style style:name="P1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eb30b"/>
    </style:style>
    <style:style style:name="P1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fb6e1"/>
    </style:style>
    <style:style style:name="P1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rsid="001757d0" officeooo:paragraph-rsid="001c9444"/>
    </style:style>
    <style:style style:name="P1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677aed" officeooo:paragraph-rsid="001bd16d" style:font-name-asian="Noto Sans CJK SC Regular" style:font-size-asian="12pt" style:font-name-complex="FreeSans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cdc19" officeooo:paragraph-rsid="001cdc19" style:font-name-asian="Noto Sans CJK SC Regular" style:font-size-asian="12pt" style:font-name-complex="FreeSans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79438e" officeooo:paragraph-rsid="0027bb99" style:font-name-asian="Noto Sans CJK SC Regular" style:font-size-asian="12pt" style:font-name-complex="FreeSans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e1ee1" officeooo:paragraph-rsid="00354042" style:font-name-asian="Noto Sans CJK SC Regular" style:font-size-asian="12pt" style:font-name-complex="FreeSans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950b7" officeooo:paragraph-rsid="00354042" style:font-name-asian="Noto Sans CJK SC Regular" style:font-size-asian="12pt" style:font-name-complex="FreeSans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14923b" officeooo:paragraph-rsid="00354042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79bc39" officeooo:paragraph-rsid="00269b38" style:font-size-asian="12pt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27e6e9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2eb30b" style:font-size-asian="12pt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354042" style:font-size-asian="12pt" style:font-size-complex="12pt"/>
    </style:style>
    <style:style style:name="P2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3335cc" style:font-size-asian="12pt" style:font-size-complex="12pt"/>
    </style:style>
    <style:style style:name="P3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2d6ecb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950b7" officeooo:paragraph-rsid="00354042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b5850" officeooo:paragraph-rsid="00354042" style:font-name-asian="Symbol" style:font-size-asian="12pt" style:font-name-complex="Symbol" style:font-size-complex="12pt"/>
    </style:style>
    <style:style style:name="P3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92881" officeooo:paragraph-rsid="00315c94" style:font-name-asian="Symbol" style:font-size-asian="12pt" style:font-name-complex="Symbol" style:font-size-complex="12pt"/>
    </style:style>
    <style:style style:name="P3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315c94" style:font-name-asian="Symbol" style:font-size-asian="12pt" style:font-name-complex="Symbol" style:font-size-complex="12pt"/>
    </style:style>
    <style:style style:name="P3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1e605a" style:font-name-asian="Symbol" style:font-size-asian="12pt" style:font-name-complex="Symbol" style:font-size-complex="12pt"/>
    </style:style>
    <style:style style:name="P3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354042" style:font-name-asian="Symbol" style:font-size-asian="12pt" style:font-name-complex="Symbol" style:font-size-complex="12pt"/>
    </style:style>
    <style:style style:name="P3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f5c70" officeooo:paragraph-rsid="00315c94" style:font-name-asian="Symbol" style:font-size-asian="12pt" style:font-name-complex="Symbol" style:font-size-complex="12pt"/>
    </style:style>
    <style:style style:name="P3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1f0c7c" style:font-name-asian="Symbol" style:font-size-asian="12pt" style:font-name-complex="Symbol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1ff9b1" style:font-name-asian="Symbol" style:font-size-asian="12pt" style:font-name-complex="Symbol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0b2a4" style:font-name-asian="Symbol" style:font-size-asian="12pt" style:font-name-complex="Symbol" style:font-size-complex="12pt"/>
    </style:style>
    <style:style style:name="P4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a99da" officeooo:paragraph-rsid="002475ff" style:font-name-asian="Symbol" style:font-size-asian="12pt" style:font-name-complex="Symbol" style:font-size-complex="12pt"/>
    </style:style>
    <style:style style:name="P4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63cab" officeooo:paragraph-rsid="00354042" style:font-name-asian="Symbol" style:font-size-asian="12pt" style:font-name-complex="Symbol" style:font-size-complex="12pt"/>
    </style:style>
    <style:style style:name="P4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3d776" style:font-size-asian="12pt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e1ee1" officeooo:paragraph-rsid="0033d776" style:font-name-asian="Noto Sans CJK SC Regular" style:font-size-asian="12pt" style:font-name-complex="FreeSans" style:font-size-complex="12pt"/>
    </style:style>
    <style:style style:name="P4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79bc39" officeooo:paragraph-rsid="00354042" style:font-name-asian="Noto Sans CJK SC Regular" style:font-size-asian="12pt" style:font-name-complex="FreeSans" style:font-size-complex="12pt"/>
    </style:style>
    <style:style style:name="P4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3335cc" style:font-name-asian="Noto Sans CJK SC Regular" style:font-size-asian="12pt" style:font-name-complex="FreeSans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position="0% 100%" style:font-name="Times New Roman" fo:font-size="12pt" fo:language="uk" fo:country="UA" officeooo:paragraph-rsid="0033d776" style:font-name-asian="Symbol" style:font-size-asian="12pt" style:font-name-complex="Symbol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74bdaf" officeooo:paragraph-rsid="00354042" style:font-name-asian="Symbol" style:font-size-asian="12pt" style:font-name-complex="Symbol" style:font-size-complex="12pt"/>
    </style:style>
    <style:style style:name="T1" style:family="text">
      <style:text-properties style:text-position="0% 100%" style:font-name-asian="Symbol" style:font-name-complex="Symbol"/>
    </style:style>
    <style:style style:name="T2" style:family="text">
      <style:text-properties style:text-position="0% 100%" officeooo:rsid="004502e3" style:font-name-asian="Symbol" style:font-name-complex="Symbol"/>
    </style:style>
    <style:style style:name="T3" style:family="text">
      <style:text-properties style:text-position="0% 100%" officeooo:rsid="0074bdaf" style:font-name-asian="Symbol" style:font-name-complex="Symbol"/>
    </style:style>
    <style:style style:name="T4" style:family="text">
      <style:text-properties style:text-position="0% 100%" officeooo:rsid="00300e03" style:font-name-asian="Symbol" style:font-name-complex="Symbol"/>
    </style:style>
    <style:style style:name="T5" style:family="text">
      <style:text-properties style:text-position="0% 100%" officeooo:rsid="0091129f" style:font-name-asian="Symbol" style:font-name-complex="Symbol"/>
    </style:style>
    <style:style style:name="T6" style:family="text">
      <style:text-properties style:text-position="0% 100%" officeooo:rsid="00a6d078" style:font-name-asian="Symbol" style:font-name-complex="Symbol"/>
    </style:style>
    <style:style style:name="T7" style:family="text">
      <style:text-properties style:text-position="0% 100%" officeooo:rsid="00a4ebe0" style:font-name-asian="Symbol" style:font-name-complex="Symbol"/>
    </style:style>
    <style:style style:name="T8" style:family="text">
      <style:text-properties style:text-position="0% 100%" fo:font-style="italic" style:font-name-asian="Symbol" style:font-style-asian="italic" style:font-name-complex="Symbol" style:font-style-complex="italic"/>
    </style:style>
    <style:style style:name="T9" style:family="text">
      <style:text-properties style:text-position="0% 100%" fo:font-style="italic" officeooo:rsid="004502e3" style:font-name-asian="Symbol" style:font-style-asian="italic" style:font-name-complex="Symbol" style:font-style-complex="italic"/>
    </style:style>
    <style:style style:name="T10" style:family="text">
      <style:text-properties style:text-position="0% 100%" fo:font-style="normal" officeooo:rsid="004502e3" style:font-name-asian="Symbol" style:font-style-asian="normal" style:font-name-complex="Symbol" style:font-style-complex="normal"/>
    </style:style>
    <style:style style:name="T11" style:family="text">
      <style:text-properties style:text-position="0% 100%" fo:language="uk" fo:country="UA" style:font-name-asian="Symbol" style:font-name-complex="Symbol"/>
    </style:style>
    <style:style style:name="T12" style:family="text">
      <style:text-properties style:text-position="0% 100%" fo:language="uk" fo:country="UA" officeooo:rsid="004502e3" style:font-name-asian="Symbol" style:font-name-complex="Symbol"/>
    </style:style>
    <style:style style:name="T13" style:family="text">
      <style:text-properties style:text-position="0% 100%" fo:language="uk" fo:country="UA" officeooo:rsid="0094712c" style:font-name-asian="Symbol" style:font-name-complex="Symbol"/>
    </style:style>
    <style:style style:name="T14" style:family="text">
      <style:text-properties style:text-position="0% 100%" fo:language="uk" fo:country="UA" officeooo:rsid="008e1ee1" style:font-name-asian="Symbol" style:font-name-complex="Symbol"/>
    </style:style>
    <style:style style:name="T15" style:family="text">
      <style:text-properties style:text-position="0% 100%" fo:language="uk" fo:country="UA" officeooo:rsid="007a99da" style:font-name-asian="Symbol" style:font-name-complex="Symbol"/>
    </style:style>
    <style:style style:name="T16" style:family="text">
      <style:text-properties style:text-position="0% 100%" fo:language="uk" fo:country="UA" officeooo:rsid="00263cab" style:font-name-asian="Symbol" style:font-name-complex="Symbol"/>
    </style:style>
    <style:style style:name="T17" style:family="text">
      <style:text-properties style:text-position="0% 100%" fo:language="uk" fo:country="UA" officeooo:rsid="007c2f78" style:font-name-asian="Symbol" style:font-name-complex="Symbol"/>
    </style:style>
    <style:style style:name="T18" style:family="text">
      <style:text-properties style:text-position="0% 100%" fo:language="uk" fo:country="UA" officeooo:rsid="0027e6e9" style:font-name-asian="Symbol" style:font-name-complex="Symbol"/>
    </style:style>
    <style:style style:name="T19" style:family="text">
      <style:text-properties style:text-position="0% 100%" fo:language="uk" fo:country="UA" officeooo:rsid="00677aed" style:font-name-asian="Symbol" style:font-name-complex="Symbol"/>
    </style:style>
    <style:style style:name="T20" style:family="text">
      <style:text-properties style:text-position="0% 100%" fo:language="uk" fo:country="UA" officeooo:rsid="006a5262" style:font-name-asian="Symbol" style:font-name-complex="Symbol"/>
    </style:style>
    <style:style style:name="T21" style:family="text">
      <style:text-properties style:text-position="0% 100%" fo:language="uk" fo:country="UA" officeooo:rsid="00a3e68a" style:font-name-asian="Symbol" style:font-name-complex="Symbol"/>
    </style:style>
    <style:style style:name="T22" style:family="text">
      <style:text-properties style:text-position="0% 100%" fo:language="uk" fo:country="UA" officeooo:rsid="00b4038f" style:font-name-asian="Symbol" style:font-name-complex="Symbol"/>
    </style:style>
    <style:style style:name="T23" style:family="text">
      <style:text-properties style:text-position="0% 100%" fo:language="uk" fo:country="UA" officeooo:rsid="004502e3" style:font-name-asian="Noto Sans CJK SC Regular" style:font-name-complex="Times New Roman"/>
    </style:style>
    <style:style style:name="T24" style:family="text">
      <style:text-properties style:text-position="0% 100%" fo:language="uk" fo:country="UA" officeooo:rsid="00168371" style:font-name-asian="Noto Sans CJK SC Regular" style:font-name-complex="Times New Roman"/>
    </style:style>
    <style:style style:name="T25" style:family="text">
      <style:text-properties style:text-position="0% 100%" fo:language="uk" fo:country="UA" fo:font-style="italic" style:font-name-asian="Symbol" style:font-style-asian="italic" style:font-name-complex="Symbol" style:font-style-complex="italic"/>
    </style:style>
    <style:style style:name="T26" style:family="text">
      <style:text-properties style:text-position="0% 100%" fo:language="uk" fo:country="UA" fo:font-style="italic" officeooo:rsid="00677aed" style:font-name-asian="Symbol" style:font-style-asian="italic" style:font-name-complex="Symbol" style:font-style-complex="italic"/>
    </style:style>
    <style:style style:name="T27" style:family="text">
      <style:text-properties style:text-position="0% 100%" fo:language="uk" fo:country="UA" fo:font-style="italic" officeooo:rsid="006a5262" style:font-name-asian="Symbol" style:font-style-asian="italic" style:font-name-complex="Symbol" style:font-style-complex="italic"/>
    </style:style>
    <style:style style:name="T28" style:family="text">
      <style:text-properties style:text-position="0% 100%" fo:language="uk" fo:country="UA" fo:font-style="italic" officeooo:rsid="006be4d2" style:font-name-asian="Symbol" style:font-style-asian="italic" style:font-name-complex="Symbol" style:font-style-complex="italic"/>
    </style:style>
    <style:style style:name="T29" style:family="text">
      <style:text-properties style:text-position="0% 100%" fo:language="uk" fo:country="UA" fo:font-style="italic" officeooo:rsid="0073141a" style:font-name-asian="Symbol" style:font-style-asian="italic" style:font-name-complex="Symbol" style:font-style-complex="italic"/>
    </style:style>
    <style:style style:name="T30" style:family="text">
      <style:text-properties style:text-position="0% 100%" fo:language="uk" fo:country="UA" fo:font-style="normal" officeooo:rsid="006a5262" style:font-name-asian="Symbol" style:font-style-asian="normal" style:font-name-complex="Symbol" style:font-style-complex="normal"/>
    </style:style>
    <style:style style:name="T31" style:family="text">
      <style:text-properties style:text-position="0% 100%" fo:language="uk" fo:country="UA" fo:font-style="normal" officeooo:rsid="006e40c8" style:font-name-asian="Symbol" style:font-style-asian="normal" style:font-name-complex="Symbol" style:font-style-complex="normal"/>
    </style:style>
    <style:style style:name="T32" style:family="text">
      <style:text-properties style:text-position="0% 100%" fo:language="uk" fo:country="UA" fo:font-style="normal" officeooo:rsid="006be4d2" style:font-name-asian="Symbol" style:font-style-asian="normal" style:font-name-complex="Symbol" style:font-style-complex="normal"/>
    </style:style>
    <style:style style:name="T33" style:family="text">
      <style:text-properties style:text-position="0% 100%" fo:language="uk" fo:country="UA" fo:font-style="normal" officeooo:rsid="006c61c7" style:font-name-asian="Symbol" style:font-style-asian="normal" style:font-name-complex="Symbol" style:font-style-complex="normal"/>
    </style:style>
    <style:style style:name="T34" style:family="text">
      <style:text-properties style:text-position="0% 100%" fo:language="uk" fo:country="UA" fo:font-style="normal" officeooo:rsid="007225bf" style:font-name-asian="Symbol" style:font-style-asian="normal" style:font-name-complex="Symbol" style:font-style-complex="normal"/>
    </style:style>
    <style:style style:name="T35" style:family="text">
      <style:text-properties style:text-position="0% 100%" fo:language="uk" fo:country="UA" fo:font-style="normal" officeooo:rsid="006ffb1c" style:font-name-asian="Symbol" style:font-style-asian="normal" style:font-name-complex="Symbol" style:font-style-complex="normal"/>
    </style:style>
    <style:style style:name="T36" style:family="text">
      <style:text-properties style:text-position="0% 100%" fo:language="uk" fo:country="UA" fo:font-style="normal" officeooo:rsid="0073141a" style:font-name-asian="Symbol" style:font-style-asian="normal" style:font-name-complex="Symbol" style:font-style-complex="normal"/>
    </style:style>
    <style:style style:name="T37" style:family="text">
      <style:text-properties style:text-position="0% 100%" fo:font-size="12pt" fo:language="uk" fo:country="UA" officeooo:rsid="0013795c" style:font-name-asian="Noto Sans CJK SC Regular" style:font-size-asian="12pt" style:font-name-complex="Times New Roman" style:font-size-complex="12pt"/>
    </style:style>
    <style:style style:name="T38" style:family="text">
      <style:text-properties style:text-position="0% 100%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39" style:family="text">
      <style:text-properties style:text-position="0% 100%" fo:font-size="12pt" fo:language="uk" fo:country="UA" officeooo:rsid="001ae8b9" style:font-name-asian="Noto Sans CJK SC Regular" style:font-size-asian="12pt" style:font-name-complex="Times New Roman" style:font-size-complex="12pt"/>
    </style:style>
    <style:style style:name="T40" style:family="text">
      <style:text-properties style:text-position="0% 100%" fo:font-size="12pt" fo:language="uk" fo:country="UA" officeooo:rsid="0013d384" style:font-name-asian="Noto Sans CJK SC Regular" style:font-size-asian="12pt" style:font-name-complex="Times New Roman" style:font-size-complex="12pt"/>
    </style:style>
    <style:style style:name="T41" style:family="text">
      <style:text-properties style:text-position="0% 100%" fo:font-size="12pt" fo:language="uk" fo:country="UA" officeooo:rsid="001889ca" style:font-name-asian="Noto Sans CJK SC Regular" style:font-size-asian="12pt" style:font-name-complex="Times New Roman" style:font-size-complex="12pt"/>
    </style:style>
    <style:style style:name="T42" style:family="text">
      <style:text-properties style:text-position="0% 100%" fo:font-size="12pt" fo:language="uk" fo:country="UA" officeooo:rsid="001b3a0e" style:font-name-asian="Noto Sans CJK SC Regular" style:font-size-asian="12pt" style:font-name-complex="Times New Roman" style:font-size-complex="12pt"/>
    </style:style>
    <style:style style:name="T43" style:family="text">
      <style:text-properties style:text-position="0% 100%" fo:font-size="12pt" fo:language="uk" fo:country="UA" officeooo:rsid="0017bd7c" style:font-name-asian="Noto Sans CJK SC Regular" style:font-size-asian="12pt" style:font-name-complex="Times New Roman" style:font-size-complex="12pt"/>
    </style:style>
    <style:style style:name="T44" style:family="text">
      <style:text-properties style:text-position="0% 100%" fo:font-size="12pt" fo:language="uk" fo:country="UA" officeooo:rsid="00115282" style:font-name-asian="Noto Sans CJK SC Regular" style:font-size-asian="12pt" style:font-name-complex="Times New Roman" style:font-size-complex="12pt"/>
    </style:style>
    <style:style style:name="T45" style:family="text">
      <style:text-properties style:text-position="0% 100%" fo:font-size="12pt" fo:language="uk" fo:country="UA" officeooo:rsid="000f57ce" style:font-name-asian="Noto Sans CJK SC Regular" style:font-size-asian="12pt" style:font-name-complex="Times New Roman" style:font-size-complex="12pt"/>
    </style:style>
    <style:style style:name="T46" style:family="text">
      <style:text-properties style:text-position="0% 100%" fo:font-size="12pt" fo:language="uk" fo:country="UA" officeooo:rsid="00211be2" style:font-name-asian="Noto Sans CJK SC Regular" style:font-size-asian="12pt" style:font-name-complex="Times New Roman" style:font-size-complex="12pt"/>
    </style:style>
    <style:style style:name="T47" style:family="text">
      <style:text-properties style:text-position="0% 100%" fo:font-size="12pt" fo:language="uk" fo:country="UA" officeooo:rsid="001c9444" style:font-name-asian="Noto Sans CJK SC Regular" style:font-size-asian="12pt" style:font-name-complex="Times New Roman" style:font-size-complex="12pt"/>
    </style:style>
    <style:style style:name="T48" style:family="text">
      <style:text-properties style:text-position="0% 100%" fo:font-size="12pt" fo:language="uk" fo:country="UA" officeooo:rsid="004502e3" style:font-name-asian="Symbol" style:font-size-asian="12pt" style:font-name-complex="Symbol" style:font-size-complex="12pt"/>
    </style:style>
    <style:style style:name="T49" style:family="text">
      <style:text-properties style:text-position="0% 100%" fo:font-size="12pt" fo:language="uk" fo:country="UA" officeooo:rsid="0030ed96" style:font-name-asian="Symbol" style:font-size-asian="12pt" style:font-name-complex="Symbol" style:font-size-complex="12pt"/>
    </style:style>
    <style:style style:name="T50" style:family="text">
      <style:text-properties style:text-position="0% 100%" fo:font-size="12pt" fo:language="uk" fo:country="UA" officeooo:rsid="001d1870" style:font-name-asian="Symbol" style:font-size-asian="12pt" style:font-name-complex="Symbol" style:font-size-complex="12pt"/>
    </style:style>
    <style:style style:name="T51" style:family="text">
      <style:text-properties style:text-position="0% 100%" fo:font-size="12pt" fo:language="uk" fo:country="UA" officeooo:rsid="00211be2" style:font-name-asian="Times New Roman1" style:font-size-asian="12pt" style:font-name-complex="Times New Roman1" style:font-size-complex="12pt"/>
    </style:style>
    <style:style style:name="T52" style:family="text">
      <style:text-properties style:text-position="super 58%" officeooo:rsid="004502e3" style:font-name-asian="Symbol" style:font-name-complex="Symbol"/>
    </style:style>
    <style:style style:name="T53" style:family="text">
      <style:text-properties style:text-position="super 58%" fo:language="uk" fo:country="UA" officeooo:rsid="00677aed" style:font-name-asian="Symbol" style:font-name-complex="Symbol"/>
    </style:style>
    <style:style style:name="T54" style:family="text">
      <style:text-properties style:text-position="super 58%" fo:language="uk" fo:country="UA" fo:font-style="normal" officeooo:rsid="006a5262" style:font-name-asian="Symbol" style:font-style-asian="normal" style:font-name-complex="Symbol" style:font-style-complex="normal"/>
    </style:style>
    <style:style style:name="T55" style:family="text">
      <style:text-properties style:text-position="super 58%" fo:language="uk" fo:country="UA" fo:font-style="normal" officeooo:rsid="006be4d2" style:font-name-asian="Symbol" style:font-style-asian="normal" style:font-name-complex="Symbol" style:font-style-complex="normal"/>
    </style:style>
    <style:style style:name="T56" style:family="text">
      <style:text-properties style:text-position="super 58%" fo:language="uk" fo:country="UA" fo:font-style="normal" officeooo:rsid="006ffb1c" style:font-name-asian="Symbol" style:font-style-asian="normal" style:font-name-complex="Symbol" style:font-style-complex="normal"/>
    </style:style>
    <style:style style:name="T57" style:family="text">
      <style:text-properties style:text-position="sub 58%" officeooo:rsid="004502e3" style:font-name-asian="Symbol" style:font-name-complex="Symbol"/>
    </style:style>
    <style:style style:name="T58" style:family="text">
      <style:text-properties style:text-position="sub 58%" fo:language="uk" fo:country="UA" officeooo:rsid="004502e3" style:font-name-asian="Symbol" style:font-name-complex="Symbol"/>
    </style:style>
    <style:style style:name="T59" style:family="text">
      <style:text-properties style:text-position="sub 58%" fo:language="uk" fo:country="UA" officeooo:rsid="007a99da" style:font-name-asian="Symbol" style:font-name-complex="Symbol"/>
    </style:style>
    <style:style style:name="T60" style:family="text">
      <style:text-properties style:text-position="sub 58%" fo:language="uk" fo:country="UA" fo:font-style="normal" officeooo:rsid="006be4d2" style:font-name-asian="Symbol" style:font-style-asian="normal" style:font-name-complex="Symbol" style:font-style-complex="normal"/>
    </style:style>
    <style:style style:name="T61" style:family="text">
      <style:text-properties style:text-position="sub 58%" fo:language="uk" fo:country="UA" fo:font-style="normal" officeooo:rsid="006ffb1c" style:font-name-asian="Symbol" style:font-style-asian="normal" style:font-name-complex="Symbol" style:font-style-complex="normal"/>
    </style:style>
    <style:style style:name="T62" style:family="text">
      <style:text-properties style:text-position="sub 58%" fo:language="uk" fo:country="UA" fo:font-style="normal" officeooo:rsid="0073141a" style:font-name-asian="Symbol" style:font-style-asian="normal" style:font-name-complex="Symbol" style:font-style-complex="normal"/>
    </style:style>
    <style:style style:name="T63" style:family="text">
      <style:text-properties style:text-position="sub 58%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64" style:family="text">
      <style:text-properties style:text-position="sub 58%" fo:font-size="12pt" fo:language="uk" fo:country="UA" officeooo:rsid="004502e3" style:font-name-asian="Symbol" style:font-size-asian="12pt" style:font-name-complex="Symbol" style:font-size-complex="12pt"/>
    </style:style>
    <style:style style:name="T65" style:family="text">
      <style:text-properties style:text-line-through-style="none" style:text-line-through-type="none" style:text-position="0% 100%" officeooo:rsid="0074bdaf" style:font-name-asian="Symbol1" style:font-name-complex="Times New Roman"/>
    </style:style>
    <style:style style:name="T66" style:family="text">
      <style:text-properties style:text-line-through-style="none" style:text-line-through-type="none" style:text-position="0% 100%" officeooo:rsid="0084ca1b" style:font-name-asian="Symbol1" style:font-name-complex="Times New Roman"/>
    </style:style>
    <style:style style:name="T67" style:family="text">
      <style:text-properties style:text-line-through-style="none" style:text-line-through-type="none" style:text-position="0% 100%" officeooo:rsid="00300e03" style:font-name-asian="Symbol1" style:font-name-complex="Times New Roman"/>
    </style:style>
    <style:style style:name="T68" style:family="text">
      <style:text-properties style:text-line-through-style="none" style:text-line-through-type="none" style:text-position="0% 100%" officeooo:rsid="004502e3" style:font-name-asian="Symbol1" style:font-name-complex="Times New Roman"/>
    </style:style>
    <style:style style:name="T69" style:family="text">
      <style:text-properties style:text-line-through-style="none" style:text-line-through-type="none" style:text-position="0% 100%" officeooo:rsid="0017481e" style:font-name-asian="Symbol1" style:font-name-complex="Times New Roman"/>
    </style:style>
    <style:style style:name="T70" style:family="text">
      <style:text-properties style:text-line-through-style="none" style:text-line-through-type="none" style:text-position="0% 100%" fo:language="uk" fo:country="UA" officeooo:rsid="00869944" style:font-name-asian="Symbol1" style:font-name-complex="Times New Roman"/>
    </style:style>
    <style:style style:name="T71" style:family="text">
      <style:text-properties style:text-line-through-style="none" style:text-line-through-type="none" style:text-position="0% 100%" fo:language="uk" fo:country="UA" officeooo:rsid="004502e3" style:font-name-asian="Symbol" style:font-name-complex="Symbol"/>
    </style:style>
    <style:style style:name="T72" style:family="text">
      <style:text-properties style:text-line-through-style="none" style:text-line-through-type="none" style:text-position="0% 100%" fo:language="uk" fo:country="UA" fo:font-style="normal" officeooo:rsid="00a74fea" style:font-name-asian="Symbol" style:font-style-asian="normal" style:font-name-complex="Symbol" style:font-style-complex="normal"/>
    </style:style>
    <style:style style:name="T73" style:family="text">
      <style:text-properties style:text-line-through-style="none" style:text-line-through-type="none" style:text-position="0% 100%" fo:language="uk" fo:country="UA" fo:font-style="normal" officeooo:rsid="009cce17" style:font-name-asian="Symbol" style:font-style-asian="normal" style:font-name-complex="Symbol" style:font-style-complex="normal"/>
    </style:style>
    <style:style style:name="T74" style:family="text">
      <style:text-properties style:text-line-through-style="none" style:text-line-through-type="none" style:text-position="0% 100%" fo:language="uk" fo:country="UA" fo:font-style="normal" officeooo:rsid="008e1ee1" style:font-name-asian="Symbol" style:font-style-asian="normal" style:font-name-complex="Symbol" style:font-style-complex="normal"/>
    </style:style>
    <style:style style:name="T75" style:family="text">
      <style:text-properties style:text-line-through-style="none" style:text-line-through-type="none" style:text-position="0% 100%" officeooo:rsid="004502e3" style:font-name-asian="Symbol" style:font-name-complex="Symbol"/>
    </style:style>
    <style:style style:name="T76" style:family="text">
      <style:text-properties style:text-line-through-style="none" style:text-line-through-type="none" style:text-position="0% 100%" officeooo:rsid="003422c8" style:font-name-asian="Symbol" style:font-name-complex="Symbol"/>
    </style:style>
    <style:style style:name="T77" style:family="text">
      <style:text-properties style:text-line-through-style="none" style:text-line-through-type="none" style:text-position="0% 100%" officeooo:rsid="0017481e" style:font-name-asian="Noto Sans CJK SC Regular1" style:font-name-complex="FreeSans1"/>
    </style:style>
    <style:style style:name="T78" style:family="text">
      <style:text-properties style:text-line-through-style="none" style:text-line-through-type="none" style:text-position="0% 100%" officeooo:rsid="004502e3" style:font-name-asian="Noto Sans CJK SC Regular1" style:font-name-complex="FreeSans1"/>
    </style:style>
    <style:style style:name="T79" style:family="text">
      <style:text-properties style:text-line-through-style="none" style:text-line-through-type="none" style:text-position="0% 100%" officeooo:rsid="0017481e" style:letter-kerning="false" style:font-name-asian="Noto Sans CJK SC Regular1" style:language-asian="zh" style:country-asian="CN" style:font-name-complex="FreeSans1" style:language-complex="hi" style:country-complex="IN"/>
    </style:style>
    <style:style style:name="T80" style:family="text">
      <style:text-properties style:text-line-through-style="none" style:text-line-through-type="none" style:text-position="0% 100%" officeooo:rsid="00ac32ce" style:font-name-asian="Times New Roman1" style:font-name-complex="Times New Roman1"/>
    </style:style>
    <style:style style:name="T81" style:family="text">
      <style:text-properties style:text-line-through-style="none" style:text-line-through-type="none" style:text-position="0% 100%" fo:font-size="12pt" fo:language="uk" fo:country="UA" officeooo:rsid="0094712c" style:font-name-asian="Symbol" style:font-size-asian="12pt" style:font-name-complex="Symbol" style:font-size-complex="12pt"/>
    </style:style>
    <style:style style:name="T82" style:family="text">
      <style:text-properties style:text-line-through-style="none" style:text-line-through-type="none" style:text-position="0% 100%" fo:font-size="12pt" fo:language="uk" fo:country="UA" officeooo:rsid="0074bdaf" style:font-name-asian="Symbol" style:font-size-asian="12pt" style:font-name-complex="Symbol" style:font-size-complex="12pt"/>
    </style:style>
    <style:style style:name="T83" style:family="text">
      <style:text-properties style:text-line-through-style="none" style:text-line-through-type="none" style:text-position="0% 100%" fo:font-size="12pt" fo:language="uk" fo:country="UA" officeooo:rsid="0096074f" style:font-name-asian="Symbol" style:font-size-asian="12pt" style:font-name-complex="Symbol" style:font-size-complex="12pt"/>
    </style:style>
    <style:style style:name="T84" style:family="text">
      <style:text-properties style:text-line-through-style="none" style:text-line-through-type="none" style:text-position="0% 100%" fo:font-size="12pt" fo:language="uk" fo:country="UA" officeooo:rsid="00351876" style:font-name-asian="Symbol" style:font-size-asian="12pt" style:font-name-complex="Symbol" style:font-size-complex="12pt"/>
    </style:style>
    <style:style style:name="T85" style:family="text">
      <style:text-properties style:text-line-through-style="none" style:text-line-through-type="none" style:text-position="0% 100%" fo:font-style="normal" fo:font-weight="normal" officeooo:rsid="00a4ebe0" style:font-name-asian="Symbol" style:font-style-asian="normal" style:font-weight-asian="normal" style:font-name-complex="Symbol" style:font-style-complex="normal" style:font-weight-complex="normal"/>
    </style:style>
    <style:style style:name="T86" style:family="text">
      <style:text-properties style:text-line-through-style="none" style:text-line-through-type="none" style:text-position="0% 100%" fo:font-style="normal" fo:font-weight="normal" officeooo:rsid="0017481e" style:font-name-asian="Noto Sans CJK SC Regular1" style:font-style-asian="normal" style:font-weight-asian="normal" style:font-name-complex="FreeSans1" style:font-style-complex="normal" style:font-weight-complex="normal"/>
    </style:style>
    <style:style style:name="T87" style:family="text">
      <style:text-properties style:text-line-through-style="none" style:text-line-through-type="none" style:text-position="0% 100%" fo:font-style="normal" fo:font-weight="normal" officeooo:rsid="00a4ebe0" style:font-name-asian="Symbol1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style:text-line-through-style="none" style:text-line-through-type="none" style:text-position="0% 100%" fo:font-style="normal" fo:font-weight="normal" officeooo:rsid="0017481e" style:font-name-asian="Symbol1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style:text-line-through-style="none" style:text-line-through-type="none" style:text-position="0% 100%" fo:font-style="normal" fo:font-weight="normal" officeooo:rsid="0017481e" style:letter-kerning="false" style:font-name-asian="Noto Sans CJK SC Regular1" style:language-asian="zh" style:country-asian="CN" style:font-style-asian="normal" style:font-weight-asian="normal" style:font-name-complex="FreeSans1" style:language-complex="hi" style:country-complex="IN" style:font-style-complex="normal" style:font-weight-complex="normal"/>
    </style:style>
    <style:style style:name="T90" style:family="text">
      <style:text-properties style:text-line-through-style="none" style:text-line-through-type="none" style:text-position="0% 100%" fo:font-style="italic" fo:font-weight="normal" officeooo:rsid="00a4ebe0" style:font-name-asian="Symbol" style:font-style-asian="italic" style:font-weight-asian="normal" style:font-name-complex="Symbol" style:font-style-complex="italic" style:font-weight-complex="normal"/>
    </style:style>
    <style:style style:name="T91" style:family="text">
      <style:text-properties style:text-line-through-style="none" style:text-line-through-type="none" style:text-position="0% 100%" officeooo:rsid="0084ca1b" style:font-name-asian="Symbola" style:font-name-complex="Times New Roman"/>
    </style:style>
    <style:style style:name="T92" style:family="text">
      <style:text-properties style:text-line-through-style="none" style:text-line-through-type="none" style:text-position="sub 58%" officeooo:rsid="0084ca1b" style:font-name-asian="Symbol1" style:font-name-complex="Times New Roman"/>
    </style:style>
    <style:style style:name="T93" style:family="text">
      <style:text-properties style:text-line-through-style="none" style:text-line-through-type="none" style:text-position="sub 58%" officeooo:rsid="00300e03" style:font-name-asian="Symbol1" style:font-name-complex="Times New Roman"/>
    </style:style>
    <style:style style:name="T94" style:family="text">
      <style:text-properties style:text-line-through-style="none" style:text-line-through-type="none" style:text-position="sub 58%" officeooo:rsid="004502e3" style:font-name-asian="Symbol" style:font-name-complex="Symbol"/>
    </style:style>
    <style:style style:name="T95" style:family="text">
      <style:text-properties style:text-line-through-style="none" style:text-line-through-type="none" style:text-position="sub 58%" fo:language="uk" fo:country="UA" fo:font-style="normal" officeooo:rsid="008e1ee1" style:font-name-asian="Symbol" style:font-style-asian="normal" style:font-name-complex="Symbol" style:font-style-complex="normal"/>
    </style:style>
    <style:style style:name="T96" style:family="text">
      <style:text-properties style:text-line-through-style="none" style:text-line-through-type="none" style:text-position="sub 58%" fo:language="uk" fo:country="UA" fo:font-style="normal" officeooo:rsid="009cce17" style:font-name-asian="Symbol" style:font-style-asian="normal" style:font-name-complex="Symbol" style:font-style-complex="normal"/>
    </style:style>
    <style:style style:name="T97" style:family="text">
      <style:text-properties officeooo:rsid="003335cc"/>
    </style:style>
    <style:style style:name="T98" style:family="text">
      <style:text-properties fo:font-variant="normal" fo:text-transform="none" fo:color="#000000" style:text-position="0% 100%" fo:font-size="12pt" fo:letter-spacing="normal" fo:language="uk" fo:country="UA" fo:font-style="normal" fo:font-weight="normal" style:font-name-asian="Symbol" style:font-size-asian="12pt" style:font-name-complex="Symbol" style:font-size-complex="12pt"/>
    </style:style>
    <style:style style:name="T99" style:family="text">
      <style:text-properties fo:font-variant="normal" fo:text-transform="none" fo:color="#000000" style:text-position="0% 100%" fo:font-size="12pt" fo:letter-spacing="normal" fo:language="uk" fo:country="UA" fo:font-style="normal" fo:font-weight="normal" officeooo:rsid="00ac32ce" style:font-name-asian="Symbol" style:font-size-asian="12pt" style:font-name-complex="Symbol" style:font-size-complex="12pt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fo:font-size="12pt" fo:letter-spacing="normal" fo:language="uk" fo:country="UA" fo:font-style="normal" style:text-underline-style="none" fo:font-weight="normal" officeooo:rsid="00ac32ce" style:text-blinking="false" fo:background-color="#ffffff" loext:char-shading-value="0" style:font-name-asian="Symbol" style:font-size-asian="12pt" style:font-name-complex="Symbol" style:font-size-complex="12pt"/>
    </style:style>
    <style:style style:name="T101" style:family="text">
      <style:text-properties fo:font-variant="normal" fo:text-transform="none" style:text-position="0% 100%" fo:letter-spacing="normal" fo:font-style="normal" fo:font-weight="normal" style:font-name-asian="Symbol" style:font-name-complex="Symbol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4502e3" style:font-name-asian="Symbol" style:font-name-complex="Symbol"/>
    </style:style>
    <style:style style:name="T103" style:family="text">
      <style:text-properties officeooo:rsid="0027e6e9" style:font-name-asian="Times New Roman1" style:font-name-complex="Times New Roman1"/>
    </style:style>
    <style:style style:name="T104" style:family="text">
      <style:text-properties fo:color="#000000" style:font-name="Times New Roman" fo:font-size="12pt" fo:language="uk" fo:country="UA" fo:font-weight="bold" officeooo:rsid="00b4038f" style:font-name-asian="Noto Sans CJK SC Regular" style:font-size-asian="12pt" style:font-weight-asian="bold" style:font-name-complex="FreeSans" style:font-size-complex="12pt" style:font-weight-complex="bold"/>
    </style:style>
    <style:style style:name="T105" style:family="text">
      <style:text-properties fo:color="#000000" style:font-name="Times New Roman" fo:font-size="12pt" fo:language="uk" fo:country="UA" fo:font-weight="bold" officeooo:rsid="001f5a85" style:font-name-asian="Noto Sans CJK SC Regular" style:font-size-asian="12pt" style:font-weight-asian="bold" style:font-name-complex="FreeSans" style:font-size-complex="12pt" style:font-weight-complex="bold"/>
    </style:style>
    <style:style style:name="T106" style:family="text">
      <style:text-properties fo:color="#000000" style:font-name="Times New Roman" fo:font-size="12pt" fo:language="uk" fo:country="UA" officeooo:rsid="001f5a85" style:font-name-asian="Noto Sans CJK SC Regular" style:font-size-asian="12pt" style:font-name-complex="FreeSans" style:font-size-complex="12pt"/>
    </style:style>
    <style:style style:name="T107" style:family="text">
      <style:text-properties fo:color="#000000" style:text-position="0% 100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style:style style:name="T108" style:family="text">
      <style:text-properties fo:color="#000000" style:text-position="0% 100%" style:font-name="Times New Roman" fo:font-size="12pt" fo:language="uk" fo:country="UA" fo:font-style="normal" officeooo:rsid="00b36696" style:font-name-asian="Symbol" style:font-size-asian="12pt" style:font-style-asian="normal" style:font-name-complex="Symbol" style:font-size-complex="12pt" style:font-style-complex="normal"/>
    </style:style>
    <style:style style:name="T109" style:family="text">
      <style:text-properties fo:color="#000000" style:text-position="0% 100%" style:font-name="Times New Roman" fo:font-size="12pt" fo:language="uk" fo:country="UA" fo:font-style="normal" officeooo:rsid="006e40c8" style:font-name-asian="Symbol" style:font-size-asian="12pt" style:font-style-asian="normal" style:font-name-complex="Symbol" style:font-size-complex="12pt" style:font-style-complex="normal"/>
    </style:style>
    <style:style style:name="T110" style:family="text">
      <style:text-properties fo:color="#000000" style:text-position="0% 100%" style:font-name="Times New Roman" fo:font-size="12pt" fo:language="uk" fo:country="UA" fo:font-style="normal" officeooo:rsid="003853fc" style:font-name-asian="Symbol" style:font-size-asian="12pt" style:font-style-asian="normal" style:font-name-complex="Symbol" style:font-size-complex="12pt" style:font-style-complex="normal"/>
    </style:style>
    <style:style style:name="T111" style:family="text">
      <style:text-properties fo:color="#000000" style:text-position="0% 100%" style:font-name="Times New Roman" fo:font-size="12pt" fo:language="uk" fo:country="UA" fo:font-style="italic" officeooo:rsid="006be4d2" style:font-name-asian="Symbol" style:font-size-asian="12pt" style:font-style-asian="italic" style:font-name-complex="Symbol" style:font-size-complex="12pt" style:font-style-complex="italic"/>
    </style:style>
    <style:style style:name="T112" style:family="text">
      <style:text-properties fo:color="#000000" style:text-position="0% 100%" style:font-name="Times New Roman" fo:font-size="12pt" fo:language="uk" fo:country="UA" fo:font-style="italic" officeooo:rsid="00b36696" style:font-name-asian="Symbol" style:font-size-asian="12pt" style:font-style-asian="italic" style:font-name-complex="Symbol" style:font-size-complex="12pt" style:font-style-complex="italic"/>
    </style:style>
    <style:style style:name="T113" style:family="text">
      <style:text-properties fo:color="#000000" style:text-position="super 58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style:style style:name="T114" style:family="text">
      <style:text-properties fo:color="#000000" style:text-line-through-style="none" style:text-line-through-type="none" style:text-position="0% 100%" fo:language="uk" fo:country="UA" fo:font-style="normal" fo:font-weight="normal" officeooo:rsid="00a74fea" style:font-name-asian="Symbol" style:font-style-asian="normal" style:font-weight-asian="normal" style:font-name-complex="Symbol" style:font-style-complex="normal" style:font-weight-complex="normal"/>
    </style:style>
    <style:style style:name="T115" style:family="text">
      <style:text-properties fo:color="#000000" style:text-line-through-style="none" style:text-line-through-type="none" style:text-position="0% 100%" fo:language="uk" fo:country="UA" fo:font-style="normal" fo:font-weight="normal" officeooo:rsid="009cce17" style:font-name-asian="Symbol" style:font-style-asian="normal" style:font-weight-asian="normal" style:font-name-complex="Symbol" style:font-style-complex="normal" style:font-weight-complex="normal"/>
    </style:style>
    <style:style style:name="T116" style:family="text">
      <style:text-properties fo:color="#000000" style:text-line-through-style="none" style:text-line-through-type="none" style:text-position="0% 100%" fo:language="uk" fo:country="UA" fo:font-style="normal" officeooo:rsid="00a74fea" style:font-name-asian="Symbol" style:font-style-asian="normal" style:font-name-complex="Symbol" style:font-style-complex="normal"/>
    </style:style>
    <style:style style:name="T117" style:family="text">
      <style:text-properties fo:color="#000000" style:text-line-through-style="none" style:text-line-through-type="none" style:text-position="0% 100%" fo:language="uk" fo:country="UA" fo:font-style="normal" officeooo:rsid="009cce17" style:font-name-asian="Symbol" style:font-style-asian="normal" style:font-name-complex="Symbol" style:font-style-complex="normal"/>
    </style:style>
    <style:style style:name="T118" style:family="text">
      <style:text-properties fo:color="#000000" style:text-line-through-style="none" style:text-line-through-type="none" style:text-position="0% 100%" fo:language="uk" fo:country="UA" fo:font-style="normal" officeooo:rsid="004502e3" style:font-name-asian="Symbol" style:font-style-asian="normal" style:font-name-complex="Symbol" style:font-style-complex="normal"/>
    </style:style>
    <style:style style:name="T119" style:family="text">
      <style:text-properties officeooo:rsid="004502e3"/>
    </style:style>
    <style:style style:name="T120" style:family="text">
      <style:text-properties officeooo:rsid="0036d8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Варіант №<text:span text:style-name="T120">53</text:span></text:p>
      <text:p text:style-name="P9"><text:span text:style-name="T104">Означення і п</text:span><text:span text:style-name="T105">означення</text:span><text:span text:style-name="T106">: символ ¬ означає операцію доповнення. </text:span></text:p>
      <text:p text:style-name="P2"><text:span text:style-name="T23">|</text:span><text:span text:style-name="T24">Х</text:span><text:span text:style-name="T23">| - </text:span><text:span text:style-name="T24">потужність (кількість елементів) множини Х. <text:s/></text:span></text:p>
      <text:p text:style-name="P2"><text:span text:style-name="T26">A</text:span><text:span text:style-name="T53">2</text:span><text:span text:style-name="T30"> = </text:span><text:span text:style-name="T26">AA </text:span><text:span text:style-name="T19">— </text:span><text:span text:style-name="T20">результат множення матриці </text:span><text:span text:style-name="T26">A </text:span><text:span text:style-name="T30">саму на себе, </text:span><text:span text:style-name="T26">A</text:span><text:span text:style-name="T54">n</text:span><text:span text:style-name="T30"> = </text:span><text:span text:style-name="T26">A</text:span><text:span text:style-name="T54">n-1</text:span><text:span text:style-name="T26">A.</text:span><text:span text:style-name="T30"> </text:span></text:p>
      <text:p text:style-name="P2"><text:span text:style-name="T30">Нехай </text:span><text:span text:style-name="T27">A</text:span><text:span text:style-name="T30"> − матриця суміжності графа G = (V , E) (|V| = n); </text:span><text:span text:style-name="T31">т</text:span><text:span text:style-name="T32">оді </text:span><text:span text:style-name="T28">M</text:span><text:span text:style-name="T55">(n)</text:span><text:span text:style-name="T32"> = </text:span><text:span text:style-name="T28">I</text:span><text:span text:style-name="T60">n</text:span><text:span text:style-name="T32"> + </text:span><text:span text:style-name="T28">A</text:span><text:span text:style-name="T32"> + </text:span><text:span text:style-name="T28">A</text:span><text:span text:style-name="T55">2</text:span><text:span text:style-name="T32"> + ... + </text:span><text:span text:style-name="T28">A</text:span><text:span text:style-name="T55">n–1</text:span><text:span text:style-name="T32">, де </text:span><text:span text:style-name="T28">I</text:span><text:span text:style-name="T60">n</text:span><text:span text:style-name="T32"> − одинична матриця порядку n (</text:span><text:span text:style-name="T33">нагадаємо, що </text:span><text:span text:style-name="T32">будь-яка вершина зв'язана сама із собою </text:span><text:span text:style-name="T33">маршрутом</text:span><text:span text:style-name="T32"> довжин</text:span><text:span text:style-name="T31">и</text:span><text:span text:style-name="T32"> 0). </text:span></text:p>
      <text:p text:style-name="P2"><text:span text:style-name="T32">Граф G</text:span><text:span text:style-name="T55">*</text:span><text:span text:style-name="T32"> = (V, E</text:span><text:span text:style-name="T55">*</text:span><text:span text:style-name="T32">) називають </text:span><text:span text:style-name="T28">транзитивним замиканням</text:span><text:span text:style-name="T32"> графа G = (V, E), якщо (</text:span><text:span text:style-name="T28">v</text:span><text:span text:style-name="T32">, </text:span><text:span text:style-name="T28">w</text:span><text:span text:style-name="T32">)∈E</text:span><text:span text:style-name="T55">*</text:span><text:span text:style-name="T32"> тоді й тільки тоді, коли вершини </text:span><text:span text:style-name="T28">v</text:span><text:span text:style-name="T32"> і </text:span><text:span text:style-name="T28">w</text:span><text:span text:style-name="T32"> зв'язані в графі G. </text:span></text:p>
      <text:p text:style-name="P9"><text:span text:style-name="T110">Д</text:span><text:span text:style-name="T107">ля графа G</text:span><text:span text:style-name="T113">*</text:span><text:span text:style-name="T107"> n×n-</text:span><text:span text:style-name="T111">матриц</text:span><text:span text:style-name="T112">я</text:span><text:span text:style-name="T107"> </text:span><text:span text:style-name="T111">A</text:span><text:span text:style-name="T113">*</text:span><text:span text:style-name="T107"> будує</text:span><text:span text:style-name="T108">ться</text:span><text:span text:style-name="T107"> за таким правилом: (i, j)-й елемент матриці </text:span><text:span text:style-name="T111">A</text:span><text:span text:style-name="T113">*</text:span><text:span text:style-name="T107"> дорівнює 1 тоді й тільки тоді, коли відповідний елемент матриці </text:span><text:span text:style-name="T111">M</text:span><text:span text:style-name="T113">(n)</text:span><text:span text:style-name="T107"> не дорівнює 0, </text:span><text:span text:style-name="T109">а</text:span><text:span text:style-name="T107"> усі інші елементи матриці </text:span><text:span text:style-name="T111">A</text:span><text:span text:style-name="T113">*</text:span><text:span text:style-name="T107"> дорівнюють 0; </text:span><text:span text:style-name="T109">м</text:span><text:span text:style-name="T107">атрицю </text:span><text:span text:style-name="T111">A</text:span><text:span text:style-name="T113">*</text:span><text:span text:style-name="T107"> називають </text:span><text:span text:style-name="T111">матрицею досяжності</text:span><text:span text:style-name="T107"> графа G. </text:span></text:p>
      <text:p text:style-name="P2"><text:span text:style-name="T34">Нехай</text:span><text:span text:style-name="T32"> A</text:span><text:span text:style-name="T55">(1)</text:span><text:span text:style-name="T32"> - булев</text:span><text:span text:style-name="T34">а</text:span><text:span text:style-name="T32"> матриц</text:span><text:span text:style-name="T34">я</text:span><text:span text:style-name="T32">, елементи якої повністю збігаються з елементами матриці </text:span><text:span text:style-name="T28">A</text:span><text:span text:style-name="T32">, але їх розглядають не як числа 0 і 1, а як символи булевого (логічного) алфавіту 0 і 1. Уведемо операцію булевого множення С∧D матриць С і D, які складаються з булевих елементів 0 і 1, </text:span><text:span text:style-name="T31">наступним чином: </text:span><text:span text:style-name="T32">(i, j)-й елемент матриці С∧D </text:span><text:span text:style-name="T35">дорівнює</text:span><text:span text:style-name="T32"> f</text:span><text:span text:style-name="T60">ij</text:span><text:span text:style-name="T32"> =∨</text:span><text:span text:style-name="T61">t=1</text:span><text:span text:style-name="T56">n </text:span><text:span text:style-name="T32">(c</text:span><text:span text:style-name="T60">it</text:span><text:span text:style-name="T32">∧d</text:span><text:span text:style-name="T60">tj</text:span><text:span text:style-name="T32">), де с</text:span><text:span text:style-name="T60">it</text:span><text:span text:style-name="T32"> і d</text:span><text:span text:style-name="T60">tj</text:span><text:span text:style-name="T32"> − відповідні елементи матриць С і D , а операції ∨ і ∧ − це операції диз'юнкції та кон'юнкції. Позначимо через </text:span><text:span text:style-name="T28">A</text:span><text:span text:style-name="T55">(m)</text:span><text:span text:style-name="T32"> матрицю </text:span><text:span text:style-name="T28">A</text:span><text:span text:style-name="T55">(1)</text:span><text:span text:style-name="T32">∧</text:span><text:span text:style-name="T28">A</text:span><text:span text:style-name="T55">(1)</text:span><text:span text:style-name="T32">∧...∧</text:span><text:span text:style-name="T28">A</text:span><text:span text:style-name="T55">(1)</text:span><text:span text:style-name="T32"> (m разів). </text:span></text:p>
      <text:p text:style-name="P2"><text:span text:style-name="T28">Трикутник</text:span><text:span text:style-name="T32"> </text:span><text:span text:style-name="T36">(С</text:span><text:span text:style-name="T62">3</text:span><text:span text:style-name="T36">)</text:span><text:span text:style-name="T32"> - </text:span><text:span text:style-name="T36">п</text:span><text:span text:style-name="T32">ростий цикл довжиною 3. </text:span></text:p>
      <text:p text:style-name="P2"><text:span text:style-name="T28">Кубічни</text:span><text:span text:style-name="T29">й</text:span><text:span text:style-name="T32"> </text:span><text:span text:style-name="T28">граф</text:span><text:span text:style-name="T32"> — граф, степені всіх вершин якого дорівнюють 3.</text:span></text:p>
      <text:p text:style-name="P3"><text:span text:style-name="T11">χ(G) - </text:span><text:span text:style-name="T21">хроматичне число графа </text:span><text:span text:style-name="T11">G.</text:span></text:p>
      <text:p text:style-name="P3"><text:span text:style-name="T15">ν(G) = |E| − |V| + k - </text:span><text:span text:style-name="T17"><text:s/></text:span><text:span text:style-name="T15">цикломатичн</text:span><text:span text:style-name="T17">е</text:span><text:span text:style-name="T15"> числ</text:span><text:span text:style-name="T17">о </text:span><text:span text:style-name="T21">графа </text:span><text:span text:style-name="T11">G, </text:span><text:span text:style-name="T15"><text:s/>k - </text:span><text:span text:style-name="T22">число компонент зв’язності </text:span><text:span text:style-name="T21">графа </text:span><text:span text:style-name="T11">G.</text:span></text:p>
      <text:p text:style-name="P2"><text:span text:style-name="T32">Граф G називають </text:span><text:span text:style-name="T28">критичним</text:span><text:span text:style-name="T32">, якщо хроматичне число підграфа G', отриманого в результаті вилучення будь-якої вершини із G, строго менше, ніж хроматичне число графа G.</text:span></text:p>
      <text:p text:style-name="P2"><text:span text:style-name="T32">Критичний граф G, для якого k = χ(G), називають k-</text:span><text:span text:style-name="T28">критичним</text:span><text:span text:style-name="T32">.</text:span></text:p>
      <text:p text:style-name="P4"><text:span text:style-name="T25">Максимальним</text:span><text:span text:style-name="T11"> </text:span><text:span text:style-name="T25">планарним</text:span><text:span text:style-name="T11"> графом називають планарний граф, який при додаванні до нього будь-якого ребра перестає бути планарним. </text:span></text:p>
      <text:p text:style-name="P7"><text:span text:style-name="T1">Плоский зв'язний граф, кожну грань якого (включаючи й зовнішню) обмежено трикутником, називають </text:span><text:span text:style-name="T8">тріангуляцією</text:span><text:span text:style-name="T1">.</text:span></text:p>
      <text:p text:style-name="P7"><text:span text:style-name="T6">N </text:span><text:span text:style-name="T1">- </text:span><text:span text:style-name="T7">множина натуральних чисел.</text:span></text:p>
      <text:p text:style-name="P6"><text:span text:style-name="T86">φ</text:span><text:span text:style-name="T87">(G) - <text:s/></text:span><text:span text:style-name="T88">число в</text:span><text:span text:style-name="T87">ершинно</text:span><text:span text:style-name="T88">ї</text:span><text:span text:style-name="T87"> зв'язн</text:span><text:span text:style-name="T88">о</text:span><text:span text:style-name="T87">ст</text:span><text:span text:style-name="T88">і</text:span><text:span text:style-name="T87"> графа G </text:span><text:span text:style-name="T88">(найменше число вершин, видалення яких приводить до незв'язаного або тривіального графу)</text:span><text:span text:style-name="T87">, </text:span></text:p>
      <text:p text:style-name="P6"><text:span text:style-name="T86">ψ</text:span><text:span text:style-name="T87">(G) - </text:span><text:span text:style-name="T88">число </text:span><text:span text:style-name="T89">ребер</text:span><text:span text:style-name="T87">но</text:span><text:span text:style-name="T88">ї</text:span><text:span text:style-name="T87"> зв'язн</text:span><text:span text:style-name="T88">о</text:span><text:span text:style-name="T87">ст</text:span><text:span text:style-name="T88">і</text:span><text:span text:style-name="T87"> графа G </text:span><text:span text:style-name="T88">(найменше число ребер, видалення яких приводить до незв'язаного або тривіального графу)</text:span><text:span text:style-name="T87">, </text:span></text:p>
      <text:p text:style-name="P6"><text:span text:style-name="T86">δ</text:span><text:span text:style-name="T87">(G) - мінімальна степінь вершин графа G.</text:span></text:p>
      <text:p text:style-name="P5"><text:span text:style-name="T85">Граф G називається k-</text:span><text:span text:style-name="T90">зв'язным</text:span><text:span text:style-name="T85">, якщо </text:span><text:span text:style-name="T86">φ</text:span><text:span text:style-name="T85">(G) = k.</text:span></text:p>
      <text:p text:style-name="P8"/>
      <text:p text:style-name="P8"/>
      <text:list xml:id="list3346073545" text:style-name="L1">
        <text:list-item>
          <text:p text:style-name="P11"><text:span text:style-name="T37">Чи існує повний</text:span><text:span text:style-name="T38"> граф G = (V, E), </text:span><text:span text:style-name="T37">у якого кількість ребер дорівнює 2</text:span><text:span text:style-name="T39">4</text:span><text:span text:style-name="T37">?</text:span></text:p>
        </text:list-item>
        <text:list-item>
          <text:p text:style-name="P12">Визначити, чи існує граф із <text:s/>шістьма вершинами, степені яких дорівнюють: <text:span text:style-name="T48">(</text:span><text:span text:style-name="T49">а</text:span><text:span text:style-name="T48">) 0, 0, 2, 3, 3, 4; <text:s text:c="6"/>(</text:span><text:span text:style-name="T49">б</text:span><text:span text:style-name="T48">) 1, 1, 2, 3, 4, 4; (</text:span><text:span text:style-name="T49">в</text:span><text:span text:style-name="T48">) 2, 3, 3, 4, 4, 4. Відповідь обґрунтувати.</text:span></text:p>
        </text:list-item>
        <text:list-item>
          <text:p text:style-name="P12"><text:span text:style-name="T38">Довести, що </text:span><text:span text:style-name="T40">зв’язних</text:span><text:span text:style-name="T38"> граф</text:span><text:span text:style-name="T41">ів</text:span><text:span text:style-name="T38"> </text:span><text:span text:style-name="T42">ізоморфізм зберігає діаметр</text:span><text:span text:style-name="T43">.</text:span></text:p>
        </text:list-item>
        <text:list-item>
          <text:p text:style-name="P18"><text:span text:style-name="T44">Навести приклад пари не</text:span><text:span text:style-name="T45">із</text:span><text:span text:style-name="T38">оморф</text:span><text:span text:style-name="T45">н</text:span><text:span text:style-name="T44">их </text:span><text:span text:style-name="T38">граф</text:span><text:span text:style-name="T44">ів</text:span><text:span text:style-name="T38"> G</text:span><text:span text:style-name="T63">1</text:span><text:span text:style-name="T38"> i G</text:span><text:span text:style-name="T63">2</text:span><text:span text:style-name="T38">, </text:span><text:span text:style-name="T44">у яких </text:span><text:span text:style-name="T46">для довільного k</text:span><text:span text:style-name="T51">≥</text:span><text:span text:style-name="T46">0 </text:span><text:span text:style-name="T38">к</text:span><text:span text:style-name="T45">іл</text:span><text:span text:style-name="T38">ь</text:span><text:span text:style-name="T45">кі</text:span><text:span text:style-name="T38">сть простих </text:span><text:span text:style-name="T47">цикл</text:span><text:span text:style-name="T38">ів довжини</text:span><text:span text:style-name="T46"> k</text:span><text:span text:style-name="T44"> однаков</text:span><text:span text:style-name="T46">а</text:span><text:span text:style-name="T44">.</text:span></text:p>
        </text:list-item>
        <text:list-item>
          <text:p text:style-name="P32">Скільки існує попарно неізоморфних графів, які мають 7 вершин і 18 ребер? <text:span text:style-name="T119">Відповідь обґрунтувати.</text:span></text:p>
        </text:list-item>
        <text:list-item>
          <text:p text:style-name="P19"><text:span text:style-name="T2">Нехай </text:span><text:span text:style-name="T9">A</text:span><text:span text:style-name="T2"> − матриця суміжності графа G із </text:span><text:span text:style-name="T10">n</text:span><text:span text:style-name="T2"> вершинами. Довести, що </text:span><text:span text:style-name="T9">i</text:span><text:span text:style-name="T2">-й діагональний елемент матриці </text:span><text:span text:style-name="T9">A</text:span><text:span text:style-name="T52">2</text:span><text:span text:style-name="T2"> дорівнює степеню δ(</text:span><text:span text:style-name="T9">v</text:span><text:span text:style-name="T57">i</text:span><text:span text:style-name="T2">) </text:span><text:span text:style-name="T9">i</text:span><text:span text:style-name="T2">-ї вершини графа G, </text:span><text:span text:style-name="T9">i</text:span><text:span text:style-name="T2"> = 1, 2, …, n.</text:span></text:p>
        </text:list-item>
        <text:list-item>
          <text:p text:style-name="P13"><text:span text:style-name="T48">Чи існує в графі K</text:span><text:span text:style-name="T64">5</text:span><text:span text:style-name="T48"> цикл довжини 9? Відповідь обґрунтувати.</text:span></text:p>
        </text:list-item>
        <text:list-item>
          <text:p text:style-name="P33">Побудувати граф із 5 вершинами, в якому 4 вершини мають попарно різні степені, причому ізольованих вершин немає.</text:p>
        </text:list-item>
        <text:list-item>
          <text:p text:style-name="P34"><text:soft-page-break/>Довести, що множину ребер зв’язного графа, який має 2k вершин (k ≥ 1) із непарними степенями, можна розбити на k ланцюгів.</text:p>
        </text:list-item>
        <text:list-item>
          <text:p text:style-name="P37">Для довільного k (k&gt;2) побудувати граф, діаметр якого дорівнює k, а будь-яке його кістякове дерево має діаметр 2k.</text:p>
        </text:list-item>
        <text:list-item>
          <text:p text:style-name="P20"><text:span text:style-name="T2">Нехай </text:span><text:span text:style-name="T9">A</text:span><text:span text:style-name="T2"> − матриця суміжності графа G. Довести, що сума всіх діагональних елементів a</text:span><text:span text:style-name="T57">ii</text:span><text:span text:style-name="T52">(3)</text:span><text:span text:style-name="T2"> матриці </text:span><text:span text:style-name="T9">A</text:span><text:span text:style-name="T52">3</text:span><text:span text:style-name="T2"> у шість разів перевищує кількість трикутників у графі G.</text:span></text:p>
        </text:list-item>
        <text:list-item>
          <text:p text:style-name="P14"><text:span text:style-name="T48">Описати вс</text:span><text:span text:style-name="T50">і</text:span><text:span text:style-name="T48"> дерева, я</text:span><text:span text:style-name="T50">кі є</text:span><text:span text:style-name="T48"> самодоповн</text:span><text:span text:style-name="T50">е</text:span><text:span text:style-name="T48">ними графами.</text:span></text:p>
        </text:list-item>
        <text:list-item>
          <text:p text:style-name="P35">Довести, що доповнення жодного кубічного графа не є кубічним графом.</text:p>
        </text:list-item>
        <text:list-item>
          <text:p text:style-name="P38">Довести, що кількість вершин степеня 1 у дереві з n (n ≥ 2) вершинами, серед яких немає вершин степеня 2, не менше n/2 +1.</text:p>
        </text:list-item>
        <text:list-item>
          <text:p text:style-name="P39">У футбольному турнірі беруть участь 1<text:span text:style-name="T97">9</text:span> команд. Довести, що в будь-який момент знайдеться команда, яка зіграла парну кількість матчів.</text:p>
        </text:list-item>
        <text:list-item>
          <text:p text:style-name="P40">Побудувати граф, центр якого складається із трьох вершин і не збігається із множиною всіх вершин.</text:p>
        </text:list-item>
        <text:list-item>
          <text:p text:style-name="P24"><text:span text:style-name="T15">Чому дорівню</text:span><text:span text:style-name="T16">є</text:span><text:span text:style-name="T15"> радіус повного двочасткового графа K</text:span><text:span text:style-name="T59">n,m</text:span><text:span text:style-name="T15">? </text:span><text:span text:style-name="T12">Відповідь обґрунтувати.</text:span></text:p>
        </text:list-item>
        <text:list-item>
          <text:p text:style-name="P41">Довести, що будь-яке дерево є двочастковим графом.</text:p>
        </text:list-item>
        <text:list-item>
          <text:p text:style-name="P42">Скільком граням може належати вершина степеня k плоского графа? <text:span text:style-name="T119">Відповідь обґрунтувати.</text:span></text:p>
        </text:list-item>
        <text:list-item>
          <text:p text:style-name="P25"><text:span text:style-name="T15">Нехай граф G = (V, E ) має k компонент зв'язності, ν(G) = |E| − |V| + k - </text:span><text:span text:style-name="T17">його </text:span><text:span text:style-name="T15">цикломатичн</text:span><text:span text:style-name="T17">е</text:span><text:span text:style-name="T15"> числ</text:span><text:span text:style-name="T17">о</text:span><text:span text:style-name="T15">. Довести, </text:span><text:span text:style-name="T17">що г</text:span><text:span text:style-name="T15">раф G є лісом тоді й тільки тоді, коли ν(G) = 0.</text:span></text:p>
        </text:list-item>
        <text:list-item>
          <text:p text:style-name="P26"><text:span text:style-name="T70">Дов</text:span>ести, якщо у зв’язному планарному <text:span text:style-name="T15">K</text:span><text:span text:style-name="T59">n,m</text:span><text:span text:style-name="T15"> </text:span><text:span text:style-name="T18">г</text:span>рафі межа кожної грані є циклом довжини r (r <text:span text:style-name="T103">≥ </text:span>3), то (r - 2)m = (n - 2)r.</text:p>
        </text:list-item>
        <text:list-item>
          <text:p text:style-name="P21"><text:span text:style-name="T65">Довести, що не існує розташованого на площині планарного графа з </text:span><text:span text:style-name="T3">5 гранями, який має властивість, що довільні дві його грані мають спільне ребро.</text:span></text:p>
        </text:list-item>
        <text:list-item>
          <text:p text:style-name="P43"><text:span text:style-name="T74">З’ясувати, яку найменшу кількість ребер необхідно видалити з графа К</text:span><text:span text:style-name="T95">6</text:span><text:span text:style-name="T74"> щоб отримати планарний граф.</text:span></text:p>
        </text:list-item>
        <text:list-item>
          <text:p text:style-name="P43"><text:span text:style-name="T74">Чи можна до плоск</text:span><text:span text:style-name="T73">ого</text:span><text:span text:style-name="T74"> граф</text:span><text:span text:style-name="T73">а С</text:span><text:span text:style-name="T96">4</text:span><text:span text:style-name="T74"> додати нові ребра так, щоб отриманий граф залишився плоским? Якщо можна, то які ребра і скільки? </text:span><text:span text:style-name="T72">(зобразити граф із доданими ребрами).</text:span></text:p>
        </text:list-item>
        <text:list-item>
          <text:p text:style-name="P47">Довести, що серед всіх плоских графів з n вершинами найбільшу кількість граней має тріангуляція.</text:p>
        </text:list-item>
        <text:list-item>
          <text:p text:style-name="P47">Довести, що в будь-якому планарному графі з n вершинами (n ≥ 4) є принаймні чотири вершини, степені яких не більше 5.</text:p>
        </text:list-item>
        <text:list-item>
          <text:p text:style-name="P15"><text:span text:style-name="T99">Довести: </text:span><text:span text:style-name="T98">якщо граф не планарний, то він повинен містити більше 4 вершин, </text:span><text:span text:style-name="T100">степінь </text:span><text:span text:style-name="T98">яких більше 3, або більше 5 вершин, степінь яких більше 2.</text:span></text:p>
        </text:list-item>
        <text:list-item>
          <text:p text:style-name="P44"><text:span text:style-name="T101">Яку найбільшу кількість граней може мати плоский граф із 5 вершинами? </text:span><text:span text:style-name="T102">Відповідь обґрунтувати. </text:span><text:span text:style-name="T101">Побудувати цей граф.</text:span></text:p>
        </text:list-item>
        <text:list-item>
          <text:p text:style-name="P29"><text:span text:style-name="T114">Вершина графа, вилучення якої збільшує кількість компонент зв’язності, називається точкою зчленування графа. </text:span><text:span text:style-name="T116">Яку найбільшу та найменшу кільк</text:span><text:span text:style-name="T117">і</text:span><text:span text:style-name="T116">ст</text:span><text:span text:style-name="T117">ь</text:span><text:span text:style-name="T116"> </text:span><text:span text:style-name="T114">точ</text:span><text:span text:style-name="T115">о</text:span><text:span text:style-name="T114">к зчленування</text:span><text:span text:style-name="T116"> може мати зв’язний граф із n вершинами? </text:span><text:span text:style-name="T118">Відповідь обґрунтувати.</text:span></text:p>
        </text:list-item>
        <text:list-item>
          <text:p text:style-name="P45"><text:span text:style-name="T66">Чи вірне твердження: об’єднання двох дерев G</text:span><text:span text:style-name="T92">1</text:span><text:span text:style-name="T66">=(V, E</text:span><text:span text:style-name="T92">1</text:span><text:span text:style-name="T66">) i G</text:span><text:span text:style-name="T92">2</text:span><text:span text:style-name="T66">=(V, E</text:span><text:span text:style-name="T92">2</text:span><text:span text:style-name="T66">), де E</text:span><text:span text:style-name="T92">1</text:span><text:span text:style-name="T66">∩E</text:span><text:span text:style-name="T92">2</text:span><text:span text:style-name="T66"> = </text:span><text:span text:style-name="T91">∅</text:span><text:span text:style-name="T66">, є двозв’язним? Відповідь обґрунтувати.</text:span></text:p>
        </text:list-item>
        <text:list-item>
          <text:p text:style-name="P46"><text:span text:style-name="T68">Довести, що </text:span><text:span text:style-name="T77">φ</text:span><text:span text:style-name="T68">(G) </text:span><text:span text:style-name="T80">≤</text:span><text:span text:style-name="T68"> </text:span><text:span text:style-name="T77">ψ</text:span><text:span text:style-name="T68">(G) </text:span><text:span text:style-name="T80">≤</text:span><text:span text:style-name="T78"> </text:span><text:span text:style-name="T77">δ(</text:span><text:span text:style-name="T68">G), де </text:span><text:span text:style-name="T77">φ</text:span><text:span text:style-name="T68">(G) - <text:s/></text:span><text:span text:style-name="T69">число в</text:span><text:span text:style-name="T68">ершинно</text:span><text:span text:style-name="T69">ї</text:span><text:span text:style-name="T68"> зв'язн</text:span><text:span text:style-name="T69">о</text:span><text:span text:style-name="T68">ст</text:span><text:span text:style-name="T69">і</text:span><text:span text:style-name="T68"> графа G, </text:span><text:span text:style-name="T77">ψ</text:span><text:span text:style-name="T68">(G) - </text:span><text:span text:style-name="T69">число </text:span><text:span text:style-name="T79">ребер</text:span><text:span text:style-name="T68">но</text:span><text:span text:style-name="T69">ї</text:span><text:span text:style-name="T68"> зв'язн</text:span><text:span text:style-name="T69">о</text:span><text:span text:style-name="T68">ст</text:span><text:span text:style-name="T69">і</text:span><text:span text:style-name="T68"> графа G, </text:span><text:span text:style-name="T77">δ</text:span><text:span text:style-name="T68">(G) - мінімальна степінь вершин графа G.</text:span></text:p>
        </text:list-item>
        <text:list-item>
          <text:p text:style-name="P30"><text:span text:style-name="T12">Визначити, які з повних графів K</text:span><text:span text:style-name="T58">n</text:span><text:span text:style-name="T12"> є ейлеровими.</text:span></text:p>
        </text:list-item>
        <text:list-item>
          <text:p text:style-name="P27"><text:span text:style-name="T11">Довести, що граф </text:span><text:span text:style-name="T14">G</text:span><text:span text:style-name="T11">, який ма</text:span><text:span text:style-name="T13">є</text:span><text:span text:style-name="T11"> </text:span><text:span text:style-name="T13">дві</text:span><text:span text:style-name="T11"> несум</text:span><text:span text:style-name="T13">і</text:span><text:span text:style-name="T11">жн</text:span><text:span text:style-name="T13">і</text:span><text:span text:style-name="T11"> вершини степеня 3, а вс</text:span><text:span text:style-name="T13">і</text:span><text:span text:style-name="T11"> </text:span><text:span text:style-name="T13">інші </text:span><text:span text:style-name="T11">вершини степеня не б</text:span><text:span text:style-name="T13">іл</text:span><text:span text:style-name="T11">ьше 2, не ма</text:span><text:span text:style-name="T13">є</text:span><text:span text:style-name="T11"> гам</text:span><text:span text:style-name="T13">іл</text:span><text:span text:style-name="T11">ьтонового циклу.</text:span></text:p>
        </text:list-item>
        <text:list-item>
          <text:p text:style-name="P16"><text:span text:style-name="T82">Довести, що для дов</text:span><text:span text:style-name="T81">і</text:span><text:span text:style-name="T82">льного зв’язного графа </text:span><text:span text:style-name="T81">іс</text:span><text:span text:style-name="T82">ну</text:span><text:span text:style-name="T81">є</text:span><text:span text:style-name="T82"> </text:span><text:span text:style-name="T81">циклі</text:span><text:span text:style-name="T82">чний маршрут, який почина</text:span><text:span text:style-name="T81">є</text:span><text:span text:style-name="T82">ться з будь-яко</text:span><text:span text:style-name="T81">ї</text:span><text:span text:style-name="T82"> вершини та </text:span><text:span text:style-name="T81">мі</text:span><text:span text:style-name="T82">стить ус</text:span><text:span text:style-name="T81">і</text:span><text:span text:style-name="T82"> ребра графа, причому кожне </text:span><text:span text:style-name="T81">з них двічі</text:span><text:span text:style-name="T82">.</text:span></text:p>
        </text:list-item>
        <text:list-item>
          <text:p text:style-name="P17"><text:span text:style-name="T82">Навести приклади: </text:span><text:span text:style-name="T83">а) </text:span><text:span text:style-name="T82">ейлерового графа, який не </text:span><text:span text:style-name="T84">є</text:span><text:span text:style-name="T82"> гам</text:span><text:span text:style-name="T83">іл</text:span><text:span text:style-name="T82">ьтоновим; </text:span><text:span text:style-name="T83">б) </text:span><text:span text:style-name="T82">гам</text:span><text:span text:style-name="T83">іл</text:span><text:span text:style-name="T82">ьтонового графа, який не </text:span><text:span text:style-name="T83">є</text:span><text:span text:style-name="T82"> ейлеровим.</text:span></text:p>
        </text:list-item>
        <text:list-item>
          <text:p text:style-name="P22"><text:span text:style-name="T1">Дове</text:span><text:span text:style-name="T5">сти</text:span><text:span text:style-name="T1">, що будь-який повний граф є критичним.</text:span></text:p>
        </text:list-item>
        <text:list-item>
          <text:p text:style-name="P36">Знайти всі 2-критичні графи. Відповідь обґрунтувати.</text:p>
        </text:list-item>
        <text:list-item>
          <text:p text:style-name="P31">Визначити хроматичне число простого циклу довжиною 2k, k∈N. <text:span text:style-name="T12">Відповідь обґрунтувати.</text:span></text:p>
        </text:list-item>
        <text:list-item>
          <text:p text:style-name="P23"><text:soft-page-break/><text:span text:style-name="T4">Навести приклади</text:span><text:span text:style-name="T2"> граф</text:span><text:span text:style-name="T4">ів </text:span><text:span text:style-name="T66">G</text:span><text:span text:style-name="T92">1</text:span><text:span text:style-name="T66"> </text:span><text:span text:style-name="T67">і </text:span><text:span text:style-name="T66">G</text:span><text:span text:style-name="T93">2</text:span><text:span text:style-name="T2">, які мають різні хроматичні числа й у яких кількість простих циклів довжиною k однакова для всіх k ≥ 0.</text:span></text:p>
        </text:list-item>
        <text:list-item>
          <text:p text:style-name="P22"><text:span text:style-name="T75">Чому дорівнює хроматичне число повного графа K</text:span><text:span text:style-name="T94">n</text:span><text:span text:style-name="T75">, з якого вилучен</text:span><text:span text:style-name="T76">е</text:span><text:span text:style-name="T75"> одне ребро? Відповідь обґрунтувати.</text:span></text:p>
        </text:list-item>
        <text:list-item>
          <text:p text:style-name="P28"><text:span text:style-name="T71">Показати:</text:span> для розфарбування карти, яка є перетином кіл на площині, достатньо двох кольорів.</text:p>
        </text:list-item>
        <text:list-item>
          <text:p text:style-name="P48">Довести, що для довільного планарного графа G виконується нерівність χ(G) ≤ 5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2:56:52.951202473</meta:creation-date>
    <dc:date>2021-04-14T21:08:48.417952994</dc:date>
    <meta:editing-duration>PT4H8M33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3" meta:paragraph-count="63" meta:word-count="1182" meta:character-count="7112" meta:non-whitespace-character-count="6011"/>
  </office:meta>
</office:document-meta>
</file>